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65in"/>
    </style:style>
    <style:style style:name="co2" style:family="table-column">
      <style:table-column-properties fo:break-before="auto" style:column-width="1.4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Gage Name</text:p>
          </table:table-cell>
          <table:table-cell table:style-name="ce1" office:value-type="string" calcext:value-type="string">
            <text:p>USGS Gage No.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  <table:table-cell table:style-name="ce1" office:value-type="string" calcext:value-type="string">
            <text:p>Elev (m)</text:p>
          </table:table-cell>
          <table:table-cell table:style-name="ce1" office:value-type="string" calcext:value-type="string">
            <text:p>Area (km2)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ruckee R at Farad, CA</text:p>
          </table:table-cell>
          <table:table-cell office:value-type="float" office:value="10346000" calcext:value-type="float">
            <text:p>10346000</text:p>
          </table:table-cell>
          <table:table-cell office:value-type="float" office:value="39.428056" calcext:value-type="float">
            <text:p>39.428056</text:p>
          </table:table-cell>
          <table:table-cell office:value-type="float" office:value="-120.033056" calcext:value-type="float">
            <text:p>-120.033056</text:p>
          </table:table-cell>
          <table:table-cell office:value-type="float" office:value="1571" calcext:value-type="float">
            <text:p>1571</text:p>
          </table:table-cell>
          <table:table-cell office:value-type="float" office:value="2414" calcext:value-type="float">
            <text:p>2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 Fork Carson R near Gardnerville, NV</text:p>
          </table:table-cell>
          <table:table-cell office:value-type="float" office:value="10309000" calcext:value-type="float">
            <text:p>10309000</text:p>
          </table:table-cell>
          <table:table-cell office:value-type="float" office:value="38.845278" calcext:value-type="float">
            <text:p>38.845278</text:p>
          </table:table-cell>
          <table:table-cell office:value-type="float" office:value="-119.706083" calcext:value-type="float">
            <text:p>-119.706083</text:p>
          </table:table-cell>
          <table:table-cell office:value-type="float" office:value="1534" calcext:value-type="float">
            <text:p>1534</text:p>
          </table:table-cell>
          <table:table-cell office:value-type="float" office:value="922" calcext:value-type="float">
            <text:p>9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 Fork Carson <text:s/>R at Woodfords, CA</text:p>
          </table:table-cell>
          <table:table-cell office:value-type="float" office:value="10310000" calcext:value-type="float">
            <text:p>10310000</text:p>
          </table:table-cell>
          <table:table-cell office:value-type="float" office:value="38.769722" calcext:value-type="float">
            <text:p>38.769722</text:p>
          </table:table-cell>
          <table:table-cell office:value-type="float" office:value="-119.832778" calcext:value-type="float">
            <text:p>-119.832778</text:p>
          </table:table-cell>
          <table:table-cell office:value-type="float" office:value="1754" calcext:value-type="float">
            <text:p>1754</text:p>
          </table:table-cell>
          <table:table-cell office:value-type="float" office:value="169" calcext:value-type="float">
            <text:p>16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e Meko</meta:initial-creator>
    <meta:creation-date>2023-05-25T17:14:47.244416206</meta:creation-date>
    <dc:date>2023-05-25T17:38:37.794758665</dc:date>
    <dc:creator>Dave Meko</dc:creator>
    <meta:editing-duration>PT10M8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